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" svg:font-family="'Linux Libertine 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dc578" fo:min-height="0.993cm" draw:shadow-offset-x="0.203cm" draw:shadow-offset-y="0.203cm"/>
    </style:style>
    <style:style style:name="gr2" style:family="graphic" style:parent-style-name="objectwithoutfill">
      <style:graphic-properties svg:stroke-color="#820f71" draw:marker-start="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marker-start="" draw:marker-end="Arrowheads_20_1" draw:fill="none" draw:fill-color="#ffffff" draw:textarea-horizontal-align="left" draw:auto-grow-height="true" draw:auto-grow-width="false" fo:min-height="0.779cm" fo:min-width="0cm"/>
    </style:style>
    <style:style style:name="gr4" style:family="graphic" style:parent-style-name="objectwithoutfill">
      <style:graphic-properties svg:stroke-width="0.025cm" draw:marker-start="" draw:marker-start-width="0.237cm" draw:marker-end="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svg:stroke-color="#f58220" draw:marker-start=""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start="" draw:marker-end="Arrowheads_20_1" draw:fill="none" draw:fill-color="#ffffff" draw:textarea-horizontal-align="left" draw:auto-grow-height="true" draw:auto-grow-width="false" fo:min-height="0.39cm" fo:min-width="0cm"/>
    </style:style>
    <style:style style:name="gr7" style:family="graphic" style:parent-style-name="standard">
      <style:graphic-properties draw:stroke="none" svg:stroke-color="#000000" draw:fill="solid" draw:fill-color="#add58a" fo:min-height="2.056cm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add58a" fo:min-height="1.161cm" draw:shadow-offset-x="0.203cm" draw:shadow-offset-y="0.203cm"/>
    </style:style>
    <style:style style:name="gr9" style:family="graphic" style:parent-style-name="standard">
      <style:graphic-properties draw:stroke="none" svg:stroke-color="#faa61a" draw:marker-start="" draw:marker-end="Arrowheads_20_1" draw:fill="none" draw:fill-color="#ffffff" draw:textarea-horizontal-align="left" draw:auto-grow-height="true" draw:auto-grow-width="false" fo:min-height="0.779cm" fo:min-width="0cm"/>
    </style:style>
    <style:style style:name="gr10" style:family="graphic" style:parent-style-name="standard">
      <style:graphic-properties draw:stroke="none" svg:stroke-color="#000000" draw:marker-start="" draw:marker-end="Arrowheads_20_1" draw:fill="none" draw:fill-color="#ffffff" draw:textarea-horizontal-align="left" draw:auto-grow-height="true" draw:auto-grow-width="false" fo:min-height="0.645cm" fo:min-width="0cm"/>
    </style:style>
    <style:style style:name="gr11" style:family="graphic" style:parent-style-name="standard">
      <style:graphic-properties draw:stroke="none" svg:stroke-color="#000000" draw:marker-start="" draw:marker-end="Arrowheads_20_1" draw:fill="none" draw:fill-color="#ffffff" draw:textarea-horizontal-align="left" draw:auto-grow-height="true" draw:auto-grow-width="false" fo:min-height="0.771cm" fo:min-width="0cm"/>
    </style:style>
    <style:style style:name="gr12" style:family="graphic" style:parent-style-name="standard">
      <style:graphic-properties draw:stroke="none" svg:stroke-color="#000000" draw:marker-start="" draw:marker-end="Arrowheads_20_1" draw:fill="none" draw:fill-color="#ffffff" draw:textarea-horizontal-align="left" draw:auto-grow-height="true" draw:auto-grow-width="false" fo:min-height="1.557cm" fo:min-width="0cm"/>
    </style:style>
    <style:style style:name="gr13" style:family="graphic" style:parent-style-name="objectwithoutfill">
      <style:graphic-properties svg:stroke-width="0.051cm" svg:stroke-color="#ed1c24" draw:marker-start-width="0.276cm" draw:marker-end-width="0.276cm" draw:fill="none" draw:fill-color="#000000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777cm" fo:min-width="0.527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marker-start="" draw:marker-end="Arrowheads_20_1" draw:fill="none" draw:fill-color="#ffffff" draw:textarea-horizontal-align="left" draw:auto-grow-height="true" draw:auto-grow-width="false" fo:min-height="0.941cm" fo:min-width="0cm"/>
    </style:style>
    <style:style style:name="gr17" style:family="graphic" style:parent-style-name="objectwithoutfill">
      <style:graphic-properties svg:stroke-width="0.051cm" svg:stroke-color="#21409a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00a65d" draw:marker-start-width="0.276cm" draw:marker-end-width="0.276cm" draw:fill="none" draw:fill-color="#00a65d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ed1c2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68e76" fo:min-height="1.289cm" draw:shadow-offset-x="0.203cm" draw:shadow-offset-y="0.203cm"/>
    </style:style>
    <style:style style:name="gr21" style:family="graphic" style:parent-style-name="standard">
      <style:graphic-properties draw:stroke="none" svg:stroke-color="#000000" draw:marker-start="" draw:marker-end="Arrowheads_20_1" draw:fill="none" draw:fill-color="#ffffff" draw:textarea-horizontal-align="left" draw:auto-grow-height="true" draw:auto-grow-width="false" fo:min-height="1.881cm" fo:min-width="0cm"/>
    </style:style>
    <style:style style:name="gr22" style:family="graphic" style:parent-style-name="standard">
      <style:graphic-properties draw:stroke="none" svg:stroke-color="#000000" draw:fill="solid" draw:fill-color="#add58a" fo:min-height="1.234cm" draw:shadow-offset-x="0.203cm" draw:shadow-offset-y="0.203cm"/>
    </style:style>
    <style:style style:name="gr23" style:family="graphic" style:parent-style-name="standard">
      <style:graphic-properties draw:stroke="none" svg:stroke-color="#000000" draw:marker-start="" draw:marker-end="Arrowheads_20_1" draw:fill="none" draw:fill-color="#ffffff" draw:textarea-horizontal-align="left" draw:auto-grow-height="true" draw:auto-grow-width="false" fo:min-height="1.168cm" fo:min-width="0cm"/>
    </style:style>
    <style:style style:name="gr24" style:family="graphic" style:parent-style-name="objectwithoutfill">
      <style:graphic-properties svg:stroke-width="0.025cm" svg:stroke-color="#1c3687" draw:marker-start="" draw:marker-start-width="0.237cm" draw:marker-end="" draw:marker-end-width="0.237cm" draw:fill="none" draw:textarea-vertical-align="middle" fo:padding-top="0.137cm" fo:padding-bottom="0.137cm" fo:padding-left="0.262cm" fo:padding-right="0.262cm"/>
    </style:style>
    <style:style style:name="gr25" style:family="graphic" style:parent-style-name="objectwithoutfill">
      <style:graphic-properties svg:stroke-width="0.025cm" svg:stroke-color="#ed1c24" draw:marker-start="" draw:marker-start-width="0.237cm" draw:marker-end="" draw:marker-end-width="0.237cm" draw:fill="none" draw:textarea-vertical-align="middle" fo:padding-top="0.137cm" fo:padding-bottom="0.137cm" fo:padding-left="0.262cm" fo:padding-right="0.262cm"/>
    </style:style>
    <style:style style:name="gr26" style:family="graphic" style:parent-style-name="objectwithoutfill">
      <style:graphic-properties svg:stroke-width="0.025cm" svg:stroke-color="#00a65d" draw:marker-start="" draw:marker-start-width="0.237cm" draw:marker-end="" draw:marker-end-width="0.237cm" draw:fill="none" draw:textarea-vertical-align="middle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marker-start="" draw:marker-end="Arrowheads_20_1" draw:fill="none" draw:fill-color="#ffffff" draw:textarea-horizontal-align="left" draw:auto-grow-height="true" draw:auto-grow-width="false" fo:min-height="1.041cm" fo:min-width="0cm"/>
    </style:style>
    <style:style style:name="gr28" style:family="graphic" style:parent-style-name="objectwithoutfill">
      <style:graphic-properties svg:stroke-color="#00a65d" draw:marker-start="" draw:marker-end="Arrowheads_20_1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marker-start="" draw:marker-end="Arrowheads_20_1" draw:fill="none" draw:fill-color="#ffffff" draw:textarea-horizontal-align="left" draw:auto-grow-height="true" draw:auto-grow-width="false" fo:min-height="0.314cm" fo:min-width="0cm"/>
    </style:style>
    <style:style style:name="gr30" style:family="graphic" style:parent-style-name="standard">
      <style:graphic-properties draw:stroke="none" svg:stroke-color="#000000" draw:fill="solid" draw:fill-color="#f68e76" fo:min-height="0.497cm" draw:shadow-offset-x="0.203cm" draw:shadow-offset-y="0.203cm"/>
    </style:style>
    <style:style style:name="gr31" style:family="graphic" style:parent-style-name="standard">
      <style:graphic-properties draw:marker-start="" draw:marker-end="Arrowheads_20_1" draw:textarea-horizontal-align="justify" draw:textarea-vertical-align="middle" draw:auto-grow-height="false" fo:min-height="0cm" fo:min-width="0cm"/>
    </style:style>
    <style:style style:name="gr32" style:family="graphic" style:parent-style-name="objectwithoutfill">
      <style:graphic-properties draw:marker-start="" draw:marker-start-width="0.3cm" draw:marker-end="Arrowheads_20_1" draw:marker-end-width="0.3cm" draw:fill="none" draw:textarea-vertical-align="middle"/>
    </style:style>
    <style:style style:name="gr33" style:family="graphic" style:parent-style-name="standard">
      <style:graphic-properties draw:stroke="none" svg:stroke-color="#f58220" draw:marker-start="" draw:marker-end="Arrowheads_20_1" draw:fill="none" draw:fill-color="#ffffff" draw:textarea-horizontal-align="left" draw:auto-grow-height="true" draw:auto-grow-width="false" fo:min-height="0.779cm" fo:min-width="0cm"/>
    </style:style>
    <style:style style:name="gr34" style:family="graphic" style:parent-style-name="standard">
      <style:graphic-properties draw:stroke="none" svg:stroke-color="#f58220" draw:marker-start="" draw:marker-end="Arrowheads_20_1" draw:fill="none" draw:fill-color="#ffffff" draw:textarea-horizontal-align="left" draw:auto-grow-height="true" draw:auto-grow-width="false" fo:min-height="0.39cm" fo:min-width="0cm"/>
    </style:style>
    <style:style style:name="gr35" style:family="graphic" style:parent-style-name="standard">
      <style:graphic-properties draw:stroke="none" draw:fill="none" fo:min-height="1.168cm"/>
    </style:style>
    <style:style style:name="gr36" style:family="graphic" style:parent-style-name="standard">
      <style:graphic-properties svg:stroke-color="#3465a4" draw:fill-color="#004586" draw:textarea-horizontal-align="justify" draw:textarea-vertical-align="middle" draw:auto-grow-height="false" fo:min-height="0cm" fo:min-width="0cm"/>
    </style:style>
    <style:style style:name="gr37" style:family="graphic" style:parent-style-name="objectwithoutfill">
      <style:graphic-properties svg:stroke-color="#069a2e" draw:marker-start="" draw:marker-end="Arrowheads_20_1" draw:marker-end-width="0.3cm" draw:fill="none" draw:fill-color="#ff0000" draw:textarea-vertical-align="middle"/>
    </style:style>
    <style:style style:name="gr38" style:family="graphic" style:parent-style-name="standard">
      <style:graphic-properties draw:stroke="none" svg:stroke-color="#3465a4" draw:marker-start="" draw:marker-end="Arrowheads_20_1" draw:fill="none" draw:fill-color="#ff0000" draw:textarea-horizontal-align="left" draw:auto-grow-height="true" draw:auto-grow-width="false" fo:min-height="1.168cm" fo:min-width="0cm"/>
    </style:style>
    <style:style style:name="gr39" style:family="graphic" style:parent-style-name="objectwithoutfill">
      <style:graphic-properties svg:stroke-width="0.051cm" svg:stroke-color="#f10d0c" draw:marker-start="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1cm" svg:stroke-color="#729fcf" draw:marker-start="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marker-start="" draw:marker-end="Arrowheads_20_1" draw:fill="none" draw:fill-color="#ffffff" draw:textarea-horizontal-align="left" draw:auto-grow-height="true" draw:auto-grow-width="false" fo:min-height="0.471cm" fo:min-width="0cm"/>
    </style:style>
    <style:style style:name="P1" style:family="paragraph">
      <style:paragraph-properties fo:line-height="100%" fo:text-align="center"/>
    </style:style>
    <style:style style:name="P2" style:family="paragraph">
      <loext:graphic-properties draw:fill="solid" draw:fill-color="#fdc578"/>
      <style:paragraph-properties fo:line-height="100%" fo:text-align="center"/>
      <style:text-properties style:font-name="Linux Libertine O" fo:font-size="16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820f71" style:font-name="Liberation Serif"/>
    </style:style>
    <style:style style:name="P6" style:family="paragraph">
      <loext:graphic-properties draw:fill="none" draw:fill-color="#ffffff"/>
      <style:paragraph-properties fo:text-align="start"/>
      <style:text-properties fo:color="#f58220" style:font-name="Liberation Serif"/>
    </style:style>
    <style:style style:name="P7" style:family="paragraph">
      <loext:graphic-properties draw:fill="solid" draw:fill-color="#add58a"/>
      <style:paragraph-properties fo:line-height="100%" fo:text-align="center"/>
      <style:text-properties style:font-name="Linux Libertine O" fo:font-size="10pt" style:font-size-asian="10pt" style:font-size-complex="10pt"/>
    </style:style>
    <style:style style:name="P8" style:family="paragraph">
      <loext:graphic-properties draw:fill="none" draw:fill-color="#add58a"/>
      <style:paragraph-properties fo:line-height="100%" fo:text-align="center"/>
      <style:text-properties style:font-name="Linux Libertine O" fo:font-size="14pt" fo:font-weight="bold" style:font-size-asian="10pt" style:font-size-complex="10pt"/>
    </style:style>
    <style:style style:name="P9" style:family="paragraph">
      <loext:graphic-properties draw:fill="none" draw:fill-color="#ffffff"/>
      <style:paragraph-properties fo:text-align="start"/>
      <style:text-properties style:font-name="Liberation Serif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loext:graphic-properties draw:fill="none" draw:fill-color="#00a65d"/>
      <style:paragraph-properties fo:text-align="center"/>
    </style:style>
    <style:style style:name="P12" style:family="paragraph">
      <loext:graphic-properties draw:fill="none" draw:fill-color="#f68e76"/>
      <style:paragraph-properties fo:line-height="100%" fo:text-align="center"/>
      <style:text-properties style:font-name="Linux Libertine O" fo:font-size="16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color="#f58220" style:font-name="Liberation Serif"/>
    </style:style>
    <style:style style:name="P15" style:family="paragraph">
      <loext:graphic-properties draw:fill="solid" draw:fill-color="#fdc578"/>
      <style:paragraph-properties fo:line-height="100%" fo:text-align="center"/>
      <style:text-properties style:font-name="Linux Libertine O" fo:font-size="14pt" style:font-size-asian="14pt" style:font-size-complex="14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f58220" style:font-name="Liberation Serif"/>
    </style:style>
    <style:style style:name="P18" style:family="paragraph">
      <loext:graphic-properties draw:fill="none" draw:fill-color="#ffffff"/>
      <style:paragraph-properties fo:text-align="start"/>
      <style:text-properties fo:color="#000000" style:font-name="Liberation Serif" fo:font-size="8pt" style:font-size-asian="8pt" style:font-size-complex="8pt"/>
    </style:style>
    <style:style style:name="P19" style:family="paragraph">
      <loext:graphic-properties draw:fill="solid" draw:fill-color="#f68e76"/>
      <style:paragraph-properties fo:line-height="100%" fo:text-align="center"/>
      <style:text-properties style:font-name="Linux Libertine O"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start"/>
      <style:text-properties style:use-window-font-color="true" style:font-name="Liberation Serif" fo:font-size="8pt" style:font-size-asian="8pt" style:font-size-complex="8pt"/>
    </style:style>
    <style:style style:name="P21" style:family="paragraph">
      <loext:graphic-properties draw:fill="none" draw:fill-color="#ffffff"/>
      <style:paragraph-properties fo:text-align="start"/>
      <style:text-properties fo:color="#000000" style:font-name="Liberation Serif" fo:font-size="8pt" fo:background-color="#fff200" style:font-size-asian="8pt" style:font-size-complex="8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none"/>
    </style:style>
    <style:style style:name="P24" style:family="paragraph">
      <loext:graphic-properties draw:fill-color="#004586"/>
      <style:paragraph-properties fo:text-align="center"/>
    </style:style>
    <style:style style:name="P25" style:family="paragraph">
      <loext:graphic-properties draw:fill="none" draw:fill-color="#ff0000"/>
      <style:paragraph-properties fo:text-align="center"/>
    </style:style>
    <style:style style:name="P26" style:family="paragraph">
      <loext:graphic-properties draw:fill="none" draw:fill-color="#ff0000"/>
      <style:paragraph-properties fo:text-align="start"/>
      <style:text-properties fo:color="#127622" style:font-name="Liberation Serif"/>
    </style:style>
    <style:style style:name="T1" style:family="text">
      <style:text-properties style:font-name="Linux Libertine O" fo:font-size="12pt" style:font-size-asian="13pt" style:font-size-complex="13pt"/>
    </style:style>
    <style:style style:name="T2" style:family="text">
      <style:text-properties fo:color="#820f71" style:font-name="Liberation Serif" fo:font-size="10pt" style:font-size-asian="10pt" style:font-size-complex="10pt"/>
    </style:style>
    <style:style style:name="T3" style:family="text">
      <style:text-properties fo:color="#f58220" style:font-name="Liberation Serif" fo:font-size="10pt" style:font-size-asian="10pt" style:font-size-complex="10pt"/>
    </style:style>
    <style:style style:name="T4" style:family="text">
      <style:text-properties style:font-name="Linux Libertine O" fo:font-size="10pt" style:font-size-asian="10pt" style:font-size-complex="10pt"/>
    </style:style>
    <style:style style:name="T5" style:family="text">
      <style:text-properties style:font-name="Linux Libertine O" fo:font-size="14pt" fo:font-weight="bold" style:font-size-asian="10pt" style:font-size-complex="10pt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0pt" style:font-size-asian="10pt" style:font-size-complex="10pt"/>
    </style:style>
    <style:style style:name="T8" style:family="text">
      <style:text-properties style:font-name="Linux Libertine O" fo:font-size="14pt" fo:font-weight="bold" style:font-size-asian="15pt" style:font-weight-asian="bold" style:font-size-complex="15pt" style:font-weight-complex="bold"/>
    </style:style>
    <style:style style:name="T9" style:family="text">
      <style:text-properties fo:color="#ed1c24" style:font-name="Liberation Serif" fo:font-size="10pt" style:font-size-asian="10pt" style:font-size-complex="10pt"/>
    </style:style>
    <style:style style:name="T10" style:family="text">
      <style:text-properties fo:font-variant="normal" fo:text-transform="non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64b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58220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20f71" style:font-name="Liberation Serif" fo:font-size="12pt" style:font-size-asian="12pt" style:font-size-complex="12pt"/>
    </style:style>
    <style:style style:name="T14" style:family="text">
      <style:text-properties style:font-name="Linux Libertine O" fo:font-size="12pt" style:font-size-asian="12pt" style:font-size-complex="12pt"/>
    </style:style>
    <style:style style:name="T15" style:family="text">
      <style:text-properties fo:font-variant="normal" fo:text-transform="none" fo:color="#f58220" style:text-outline="false" style:text-line-through-style="none" style:text-line-through-type="none" style:font-name="Liberation Serif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a65d" style:font-name="Liberation Serif" fo:font-size="10pt" style:font-size-asian="10pt" style:font-size-complex="10pt"/>
    </style:style>
    <style:style style:name="T17" style:family="text">
      <style:text-properties fo:color="#000000" style:font-name="Liberation Serif" fo:font-size="8pt" style:font-size-asian="8pt" style:font-size-complex="8pt"/>
    </style:style>
    <style:style style:name="T18" style:family="text">
      <style:text-properties style:use-window-font-color="true" style:font-name="Liberation Serif" fo:font-size="8pt" style:font-size-asian="8pt" style:font-size-complex="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nux Libertine O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127622" style:font-name="Liberation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732cm" svg:height="1.243cm" svg:x="3.491cm" svg:y="0.091cm">
          <draw:text-box>
            <text:p text:style-name="P1"><text:span text:style-name="T1">Complete</text:span><text:span text:style-name="T1"><text:line-break/></text:span><text:span text:style-name="T1">Genomes</text:span></text:p>
          </draw:text-box>
        </draw:frame>
        <draw:frame draw:style-name="gr1" draw:text-style-name="P2" draw:layer="layout" svg:width="2.551cm" svg:height="1.243cm" svg:x="8.136cm" svg:y="0.091cm">
          <draw:text-box>
            <text:p text:style-name="P1"><text:span text:style-name="T1">Core</text:span><text:span text:style-name="T1"><text:line-break/></text:span><text:span text:style-name="T1">Genomes</text:span></text:p>
          </draw:text-box>
        </draw:frame>
        <draw:line draw:style-name="gr2" draw:text-style-name="P3" draw:layer="layout" svg:x1="4.745cm" svg:y1="3.248cm" svg:x2="6.588cm" svg:y2="9.517cm">
          <text:p/>
        </draw:line>
        <draw:frame draw:style-name="gr3" draw:text-style-name="P5" draw:layer="layout" svg:width="1.783cm" svg:height="1.029cm" svg:x="4.067cm" svg:y="5.606cm">
          <draw:text-box>
            <text:p text:style-name="P4"><text:span text:style-name="T2">select a </text:span><text:span text:style-name="T2">genome</text:span></text:p>
          </draw:text-box>
        </draw:frame>
        <draw:path draw:style-name="gr4" draw:text-style-name="P3" draw:layer="layout" svg:width="1.587cm" svg:height="1.615cm" draw:transform="rotate (0.84945174694564) translate (5.97575727725659cm 10.1053825536064cm)" svg:viewBox="0 0 1588 1616" svg:d="M0 31c299-128 476 172 538 391 61 215 202 448 444 472 299 31 326 395 317 613l200 103 89 6">
          <text:p/>
        </draw:path>
        <draw:g>
          <draw:line draw:style-name="gr5" draw:text-style-name="P3" draw:layer="layout" svg:x1="12.813cm" svg:y1="14.31cm" svg:x2="12.813cm" svg:y2="14.995cm">
            <text:p/>
          </draw:line>
          <draw:frame draw:style-name="gr6" draw:text-style-name="P6" draw:layer="layout" svg:width="2.024cm" svg:height="0.64cm" svg:x="12.767cm" svg:y="14.306cm">
            <draw:text-box>
              <text:p text:style-name="P4"><text:span text:style-name="T3">sequence</text:span></text:p>
            </draw:text-box>
          </draw:frame>
        </draw:g>
        <draw:frame draw:style-name="gr7" draw:text-style-name="P7" draw:layer="layout" svg:width="3.647cm" svg:height="2.306cm" svg:x="8.007cm" svg:y="15.058cm">
          <draw:text-box>
            <text:p text:style-name="P1"><text:span text:style-name="T4">read →</text:span><text:span text:style-name="T4"><text:line-break/></text:span><text:span text:style-name="T4">core </text:span><text:span text:style-name="T4">genome, </text:span><text:span text:style-name="T4">position, </text:span><text:span text:style-name="T4">mutations, </text:span><text:span text:style-name="T4">seq.errors</text:span></text:p>
          </draw:text-box>
        </draw:frame>
        <draw:frame draw:style-name="gr8" draw:text-style-name="P8" draw:layer="layout" svg:width="3.202cm" svg:height="1.411cm" svg:x="0.354cm" svg:y="15.959cm">
          <draw:text-box>
            <text:p text:style-name="P1"><text:span text:style-name="T5">inference</text:span><text:span text:style-name="T5"><text:line-break/></text:span><text:span text:style-name="T5">task</text:span></text:p>
          </draw:text-box>
        </draw:frame>
        <draw:g>
          <draw:frame draw:style-name="gr9" draw:text-style-name="P6" draw:layer="layout" svg:width="4.087cm" svg:height="1.029cm" svg:x="8.381cm" svg:y="8.882cm">
            <draw:text-box>
              <text:p text:style-name="P4"><text:span text:style-name="T3">edit the </text:span><text:span text:style-name="T3">genome</text:span></text:p>
            </draw:text-box>
          </draw:frame>
        </draw:g>
        <draw:g>
          <draw:path draw:style-name="gr4" draw:text-style-name="P3" draw:layer="layout" svg:width="0.757cm" svg:height="0.782cm" draw:transform="rotate (0.78470003169665) translate (12.3495826454129cm 15.3409571774036cm)" svg:viewBox="0 0 758 783" svg:d="M0 3c30-14 31 19 38 35 12 25 39-8 36 35-2 15-11 34 19 45 38 17 16 42 35 44 25 3 31 7 33 31 2 13 38-8 36 31-1 22 50-38 64-20 24 28 32-11 47 21 12 28 38-31 41-18 9 57-16 1 37 20 49 18 7 12 43 7 19-2-23 38-43 46-26 7-5 23-36 42-19 12-64 24-11 31 75 12-21 21-8 26 43 17-37 48 19 38 72-14 16 12 20 31 5 21 74-36 47 14-29 54-10-27 32 35 39 58 6 59 47 37 66-35-1 40 44 18 65-31 7 16 20 30 10 9 44-3 33 31-9 26 56-13 42 29-14 47 52 6 63 23 8 13-20 45 8 44 30-2 8 38 30 51l3 22 19 1">
            <text:p/>
          </draw:path>
          <draw:frame draw:style-name="gr10" draw:text-style-name="P9" draw:layer="layout" svg:width="3.556cm" svg:height="0.895cm" svg:x="13.5cm" svg:y="14.904cm">
            <draw:text-box>
              <text:p text:style-name="P4"><text:span text:style-name="T6">read </text:span><text:span text:style-name="T6">w/ </text:span><text:span text:style-name="T6">phred</text:span></text:p>
            </draw:text-box>
          </draw:frame>
        </draw:g>
        <draw:g>
          <draw:g>
            <draw:line draw:style-name="gr4" draw:text-style-name="P3" draw:layer="layout" svg:x1="12.248cm" svg:y1="14.068cm" svg:x2="12.549cm" svg:y2="14.068cm">
              <text:p/>
            </draw:line>
            <draw:line draw:style-name="gr4" draw:text-style-name="P3" draw:layer="layout" svg:x1="12.55cm" svg:y1="14.068cm" svg:x2="12.701cm" svg:y2="13.917cm">
              <text:p/>
            </draw:line>
            <draw:line draw:style-name="gr4" draw:text-style-name="P3" draw:layer="layout" svg:x1="12.7cm" svg:y1="13.917cm" svg:x2="12.851cm" svg:y2="14.068cm">
              <text:p/>
            </draw:line>
            <draw:line draw:style-name="gr4" draw:text-style-name="P3" draw:layer="layout" svg:x1="12.851cm" svg:y1="14.068cm" svg:x2="13.312cm" svg:y2="14.068cm">
              <text:p/>
            </draw:line>
          </draw:g>
          <draw:frame draw:style-name="gr11" draw:text-style-name="P9" draw:layer="layout" svg:width="3.81cm" svg:height="1.021cm" svg:x="13.4cm" svg:y="13.708cm">
            <draw:text-box>
              <text:p text:style-name="P4"><text:span text:style-name="T6">read w/ mutations</text:span></text:p>
            </draw:text-box>
          </draw:frame>
        </draw:g>
        <draw:g>
          <draw:frame draw:style-name="gr12" draw:text-style-name="P9" draw:layer="layout" svg:width="2.024cm" svg:height="1.807cm" svg:x="10.04cm" svg:y="6.906cm">
            <draw:text-box>
              <text:p text:style-name="P4"><text:span text:style-name="T7">reference defining distance </text:span><text:span text:style-name="T7">metric</text:span></text:p>
            </draw:text-box>
          </draw:frame>
          <draw:g>
            <draw:path draw:style-name="gr13" draw:text-style-name="P10" draw:layer="layout" svg:width="1.084cm" svg:height="0.478cm" draw:transform="rotate (0.588350490847288) translate (8.63439988091766cm 7.8742151602548cm)" svg:viewBox="0 0 1085 479" svg:d="M0 57c354-170-37 81 362 209 316 101 298-30 390 213l131-75 160-71 42 12">
              <text:p/>
            </draw:path>
            <draw:custom-shape draw:style-name="gr14" draw:text-style-name="P3" draw:layer="layout" svg:width="1.451cm" svg:height="1.451cm" svg:x="8.493cm" svg:y="6.9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5" draw:text-style-name="P3" draw:layer="layout" svg:width="0.362cm" svg:height="0.752cm" svg:x="8.958cm" svg:y="7.061cm" svg:viewBox="0 0 363 753" svg:d="M363 0c-67 110-453-131-282 161 62 107 154 349-81 377l67 134v81">
              <text:p/>
            </draw:path>
            <draw:path draw:style-name="gr15" draw:text-style-name="P3" draw:layer="layout" svg:width="0.725cm" svg:height="0.399cm" draw:transform="skewX (0.00244346095279204) rotate (-2.16508093709897) translate (9.8650229172519cm 7.8037228367539cm)" svg:viewBox="0 0 726 400" svg:d="M0 43c172-154 243 160 381 132 187-39 282 99 315 225l30-4">
              <text:p/>
            </draw:path>
          </draw:g>
        </draw:g>
        <draw:g>
          <draw:g>
            <draw:path draw:style-name="gr15" draw:text-style-name="P3" draw:layer="layout" svg:width="0.837cm" svg:height="0.367cm" draw:transform="rotate (0.982794901798007) translate (4.20353805151668cm 2.94251610637727cm)" svg:viewBox="0 0 838 368" svg:d="M0 60c267-179 374 91 546 196l154 96 138 16">
              <text:p/>
            </draw:path>
            <draw:g>
              <draw:path draw:style-name="gr15" draw:text-style-name="P3" draw:layer="layout" svg:width="1.058cm" svg:height="0.936cm" draw:transform="rotate (0.721519112774456) translate (4.49179643934859cm 1.99493752330279cm)" svg:viewBox="0 0 1059 937" svg:d="M0 25c229-92 473 82 531 307 49 194 291 176 413 303l74 166 41 136">
                <text:p/>
              </draw:path>
              <draw:path draw:style-name="gr15" draw:text-style-name="P3" draw:layer="layout" svg:width="0.649cm" svg:height="0.516cm" draw:transform="skewX (0.00314159265358978) rotate (-0.220086018676486) translate (4.92087123727721cm 2.1185792239195cm)" svg:viewBox="0 0 650 517" svg:d="M0 31c312-155 92 326 395 250l128 157 127 79">
                <text:p/>
              </draw:path>
              <draw:path draw:style-name="gr15" draw:text-style-name="P3" draw:layer="layout" svg:width="1.212cm" svg:height="0.534cm" draw:transform="rotate (0.588175957922089) translate (4.74851219058907cm 2.97217726647676cm)" svg:viewBox="0 0 1213 535" svg:d="M0 64c396-190-42 90 404 233 354 114 333-33 437 238l146-83 180-80 46 13">
                <text:p/>
              </draw:path>
              <draw:path draw:style-name="gr15" draw:text-style-name="P3" draw:layer="layout" svg:width="0.938cm" svg:height="0.433cm" draw:transform="rotate (-1.21806528496684) translate (3.89070393761731cm 1.95258100220384cm)" svg:viewBox="0 0 939 434" svg:d="M0 3c163-18 313 40 428 142 161 143 317 21 426 189l85-145-74 245 28-118">
                <text:p/>
              </draw:path>
              <draw:path draw:style-name="gr15" draw:text-style-name="P3" draw:layer="layout" svg:width="0.936cm" svg:height="0.806cm" svg:x="5.215cm" svg:y="1.593cm" svg:viewBox="0 0 937 807" svg:d="M826 0c268 55-42 298 15 435 108 257-79 317-225 361-288 88-71-366-345-150l-181 60-90-90">
                <text:p/>
              </draw:path>
              <draw:path draw:style-name="gr15" draw:text-style-name="P3" draw:layer="layout" svg:width="0.424cm" svg:height="0.963cm" draw:transform="skewX (0.00104719755119668) rotate (-2.214997353706) translate (4.88387507271246cm 2.17944777639418cm)" svg:viewBox="0 0 425 964" svg:d="M0 959c387 46-53-211 131-400 135-137 112-377 237-534l57-25">
                <text:p/>
              </draw:path>
              <draw:path draw:style-name="gr15" draw:text-style-name="P3" draw:layer="layout" svg:width="0.465cm" svg:height="0.546cm" draw:transform="rotate (-3.14159265358979) translate (4.46352570093458cm 2.64431892523364cm)" svg:viewBox="0 0 466 547" svg:d="M0 300c336-136-26 386 330 210 270-132-283-341 121-435l15-75">
                <text:p/>
              </draw:path>
              <draw:path draw:style-name="gr15" draw:text-style-name="P3" draw:layer="layout" svg:width="0.404cm" svg:height="0.84cm" svg:x="3.617cm" svg:y="1.567cm" svg:viewBox="0 0 405 841" svg:d="M405 0c-74 123-505-146-315 181 70 119 172 390-90 420l75 150v90">
                <text:p/>
              </draw:path>
              <draw:path draw:style-name="gr15" draw:text-style-name="P3" draw:layer="layout" svg:width="0.81cm" svg:height="0.446cm" draw:transform="rotate (-2.16560453587456) translate (6.24125047591851cm 2.26057883649555cm)" svg:viewBox="0 0 811 447" svg:d="M0 48c192-172 271 179 426 147 209-43 315 111 352 252l33-5">
                <text:p/>
              </draw:path>
            </draw:g>
          </draw:g>
        </draw:g>
        <draw:frame draw:style-name="gr16" draw:text-style-name="P9" draw:layer="layout" svg:width="2.468cm" svg:height="1.191cm" svg:x="6.235cm" svg:y="1.794cm">
          <draw:text-box>
            <text:p text:style-name="P4"><text:span text:style-name="T6">possible</text:span><text:span text:style-name="T6"><text:line-break/></text:span><text:span text:style-name="T6">genomes</text:span></text:p>
          </draw:text-box>
        </draw:frame>
        <draw:g>
          <draw:g>
            <draw:path draw:style-name="gr17" draw:text-style-name="P3" draw:layer="layout" svg:width="0.442cm" svg:height="0.518cm" draw:transform="rotate (-3.14159265358979) translate (9.6108422774869cm 4.86724541884817cm)" svg:viewBox="0 0 443 519" svg:d="M0 285c320-129-25 366 314 200 256-126-269-324 114-414l15-71">
              <text:p/>
            </draw:path>
            <draw:path draw:style-name="gr18" draw:text-style-name="P11" draw:layer="layout" svg:width="0.617cm" svg:height="0.49cm" draw:transform="skewX (0.00174532925199436) rotate (-0.22165681500328) translate (8.5913735913375cm 4.38600978782849cm)" svg:viewBox="0 0 618 491" svg:d="M0 30c297-148 88 309 376 236l121 149 121 76">
              <text:p/>
            </draw:path>
            <draw:path draw:style-name="gr19" draw:text-style-name="P3" draw:layer="layout" svg:width="1.151cm" svg:height="0.508cm" draw:transform="rotate (0.588525023772488) translate (8.59723312209707cm 5.14176395801519cm)" svg:viewBox="0 0 1152 509" svg:d="M0 61c376-181-40 85 384 222 336 107 317-32 415 226l139-80 170-75 44 12">
              <text:p/>
            </draw:path>
          </draw:g>
          <draw:frame draw:style-name="gr16" draw:text-style-name="P9" draw:layer="layout" svg:width="2.468cm" svg:height="1.191cm" svg:x="9.689cm" svg:y="4.159cm">
            <draw:text-box>
              <text:p text:style-name="P4"><text:span text:style-name="T6">core genomes</text:span></text:p>
            </draw:text-box>
          </draw:frame>
        </draw:g>
        <draw:g>
          <draw:frame draw:style-name="gr3" draw:text-style-name="P5" draw:layer="layout" svg:width="2.896cm" svg:height="1.029cm" svg:x="6.631cm" svg:y="3.508cm">
            <draw:text-box>
              <text:p text:style-name="P4"><text:span text:style-name="T2">select core</text:span></text:p>
              <text:p text:style-name="P4"><text:span text:style-name="T2">genomes</text:span></text:p>
            </draw:text-box>
          </draw:frame>
          <draw:line draw:style-name="gr2" draw:text-style-name="P3" draw:layer="layout" svg:x1="6.015cm" svg:y1="3.137cm" svg:x2="8.493cm" svg:y2="4.31cm">
            <text:p/>
          </draw:line>
        </draw:g>
        <draw:frame draw:style-name="gr20" draw:text-style-name="P12" draw:layer="layout" svg:width="3.575cm" svg:height="1.539cm" svg:x="0.3cm" svg:y="6.495cm">
          <draw:text-box>
            <text:p text:style-name="P1"><text:span text:style-name="T8">generativ</text:span><text:span text:style-name="T8">e process</text:span></text:p>
          </draw:text-box>
        </draw:frame>
        <draw:g>
          <draw:line draw:style-name="gr5" draw:text-style-name="P3" draw:layer="layout" svg:x1="9.89cm" svg:y1="4.21cm" svg:x2="12.773cm" svg:y2="2.721cm">
            <text:p/>
          </draw:line>
          <draw:frame draw:style-name="gr3" draw:text-style-name="P14" draw:layer="layout" svg:width="3.286cm" svg:height="1.029cm" svg:x="9.725cm" svg:y="3.221cm">
            <draw:text-box>
              <text:p text:style-name="P13"><text:span text:style-name="T3">sequence</text:span><text:span text:style-name="T3"><text:line-break/></text:span><text:span text:style-name="T9">(loose information)</text:span></text:p>
            </draw:text-box>
          </draw:frame>
        </draw:g>
        <draw:frame draw:style-name="gr21" draw:text-style-name="P9" draw:layer="layout" svg:width="3.81cm" svg:height="2.131cm" svg:x="17.983cm" svg:y="13.523cm">
          <draw:text-box>
            <text:p text:style-name="P4"><text:span text:style-name="T10">* color code:</text:span><text:span text:style-name="T10"><text:line-break/></text:span><text:span text:style-name="T10"> <text:s/></text:span><text:span text:style-name="T11">deterministic</text:span><text:span text:style-name="T10"><text:line-break/></text:span><text:span text:style-name="T10"> <text:s/></text:span><text:span text:style-name="T12">probabilistic</text:span><text:span text:style-name="T12"><text:line-break/></text:span><text:span text:style-name="T12"> <text:s/></text:span><text:span text:style-name="T13">nondeterministic</text:span></text:p>
          </draw:text-box>
        </draw:frame>
        <draw:line draw:style-name="gr5" draw:text-style-name="P3" draw:layer="layout" svg:x1="9.12cm" svg:y1="8.687cm" svg:x2="7.858cm" svg:y2="9.517cm">
          <text:p/>
        </draw:line>
        <draw:frame draw:style-name="gr11" draw:text-style-name="P9" draw:layer="layout" svg:width="3.429cm" svg:height="1.021cm" svg:x="2.9cm" svg:y="9.609cm">
          <draw:text-box>
            <text:p text:style-name="P4"><text:span text:style-name="T6">chosen </text:span><text:span text:style-name="T6">genome</text:span></text:p>
          </draw:text-box>
        </draw:frame>
        <draw:frame draw:style-name="gr1" draw:text-style-name="P15" draw:layer="layout" svg:width="2.495cm" svg:height="1.243cm" svg:x="17.828cm" svg:y="0.081cm">
          <draw:text-box>
            <text:p text:style-name="P1"><text:span text:style-name="T14">Graph</text:span><text:span text:style-name="T14"><text:line-break/></text:span><text:span text:style-name="T14">model</text:span></text:p>
          </draw:text-box>
        </draw:frame>
        <draw:frame draw:style-name="gr22" draw:text-style-name="P7" draw:layer="layout" svg:width="4.691cm" svg:height="1.484cm" svg:x="17.002cm" svg:y="15.811cm">
          <draw:text-box>
            <text:p text:style-name="P1"><text:span text:style-name="T4">read → path </text:span><text:span text:style-name="T4">(mutations, </text:span><text:span text:style-name="T4">alignment), </text:span><text:span text:style-name="T4">seq.errors</text:span></text:p>
          </draw:text-box>
        </draw:frame>
        <draw:line draw:style-name="gr5" draw:text-style-name="P3" draw:layer="layout" svg:x1="18.953cm" svg:y1="8.445cm" svg:x2="13.7cm" svg:y2="12.311cm">
          <text:p/>
        </draw:line>
        <draw:frame draw:style-name="gr23" draw:text-style-name="P9" draw:layer="layout" svg:width="1.943cm" svg:height="1.418cm" svg:x="17.315cm" svg:y="9.183cm">
          <draw:text-box>
            <text:p text:style-name="P4"><text:span text:style-name="T15">sample an</text:span><text:span text:style-name="T15"><text:line-break/></text:span><text:span text:style-name="T15">edited</text:span><text:span text:style-name="T15"><text:line-break/></text:span><text:span text:style-name="T3">sequence</text:span></text:p>
          </draw:text-box>
        </draw:frame>
        <draw:g>
          <draw:path draw:style-name="gr24" draw:text-style-name="P3" draw:layer="layout" svg:width="0.754cm" svg:height="0.775cm" draw:transform="skewX (0.123743843966398) rotate (0.848055483544045) translate (12.9457242547684cm 2.10709638644657cm)" svg:viewBox="0 0 755 776" svg:d="M0 3c30-14 31 19 38 34 12 25 39-8 35 36-1 14-10 33 19 44 38 17 17 41 36 44 24 2 30 7 33 30 1 13 38-8 35 31-1 22 50-38 64-20 24 28 32-11 47 21 12 28 38-30 41-18 9 57-16 2 36 20 50 18 7 12 44 7 19-2-24 38-44 45-26 7-5 24-35 42-19 12-64 24-11 31 74 12-21 21-8 26 42 16-37 47 18 37 73-14 16 12 21 31 4 21 73-35 46 14-29 53-10-27 32 34 39 57 5 59 47 37 66-35-1 39 44 18 65-30 7 15 20 29 9 10 43-2 33 31-10 26 55-13 41 29-14 46 52 6 63 23 8 13-20 44 8 43 30-1 8 38 30 51l3 22 19 1">
            <text:p/>
          </draw:path>
          <draw:path draw:style-name="gr25" draw:text-style-name="P3" draw:layer="layout" svg:width="0.754cm" svg:height="0.775cm" draw:transform="skewX (0.123743843966398) rotate (0.848055483544045) translate (12.9468312921699cm 2.23381261579545cm)" svg:viewBox="0 0 755 776" svg:d="M0 3c30-14 31 19 38 34 12 25 39-8 35 36-1 14-10 33 19 44 38 17 17 41 36 44 24 2 30 7 33 30 1 13 38-8 35 31-1 22 50-38 64-20 24 28 32-11 47 21 12 28 38-30 41-18 9 57-16 2 36 20 50 18 7 12 44 7 19-2-24 38-44 45-26 7-5 24-35 42-19 12-64 24-11 31 74 12-21 21-8 26 42 16-37 47 18 37 73-14 16 12 21 31 4 21 73-35 46 14-29 53-10-27 32 34 39 57 5 59 47 37 66-35-1 39 44 18 65-30 7 15 20 29 9 10 43-2 33 31-10 26 55-13 41 29-14 46 52 6 63 23 8 13-20 44 8 43 30-1 8 38 30 51l3 22 19 1">
            <text:p/>
          </draw:path>
          <draw:path draw:style-name="gr25" draw:text-style-name="P3" draw:layer="layout" svg:width="0.754cm" svg:height="0.775cm" draw:transform="skewX (0.123743843966398) rotate (0.848055483544045) translate (12.9468312921699cm 2.35927422901217cm)" svg:viewBox="0 0 755 776" svg:d="M0 3c30-14 31 19 38 34 12 25 39-8 35 36-1 14-10 33 19 44 38 17 17 41 36 44 24 2 30 7 33 30 1 13 38-8 35 31-1 22 50-38 64-20 24 28 32-11 47 21 12 28 38-30 41-18 9 57-16 2 36 20 50 18 7 12 44 7 19-2-24 38-44 45-26 7-5 24-35 42-19 12-64 24-11 31 74 12-21 21-8 26 42 16-37 47 18 37 73-14 16 12 21 31 4 21 73-35 46 14-29 53-10-27 32 34 39 57 5 59 47 37 66-35-1 39 44 18 65-30 7 15 20 29 9 10 43-2 33 31-10 26 55-13 41 29-14 46 52 6 63 23 8 13-20 44 8 43 30-1 8 38 30 51l3 22 19 1">
            <text:p/>
          </draw:path>
          <draw:path draw:style-name="gr26" draw:text-style-name="P3" draw:layer="layout" svg:width="0.754cm" svg:height="0.775cm" draw:transform="skewX (0.123743843966398) rotate (0.848055483544045) translate (12.9468312921699cm 2.48473584222888cm)" svg:viewBox="0 0 755 776" svg:d="M0 3c30-14 31 19 38 34 12 25 39-8 35 36-1 14-10 33 19 44 38 17 17 41 36 44 24 2 30 7 33 30 1 13 38-8 35 31-1 22 50-38 64-20 24 28 32-11 47 21 12 28 38-30 41-18 9 57-16 2 36 20 50 18 7 12 44 7 19-2-24 38-44 45-26 7-5 24-35 42-19 12-64 24-11 31 74 12-21 21-8 26 42 16-37 47 18 37 73-14 16 12 21 31 4 21 73-35 46 14-29 53-10-27 32 34 39 57 5 59 47 37 66-35-1 39 44 18 65-30 7 15 20 29 9 10 43-2 33 31-10 26 55-13 41 29-14 46 52 6 63 23 8 13-20 44 8 43 30-1 8 38 30 51l3 22 19 1">
            <text:p/>
          </draw:path>
          <draw:frame draw:style-name="gr27" draw:text-style-name="P9" draw:layer="layout" svg:width="3.552cm" svg:height="1.291cm" svg:x="13.895cm" svg:y="1.86cm">
            <draw:text-box>
              <text:p text:style-name="P4"><text:span text:style-name="T7">reads from different genomes</text:span></text:p>
            </draw:text-box>
          </draw:frame>
          <draw:path draw:style-name="gr26" draw:text-style-name="P3" draw:layer="layout" svg:width="0.754cm" svg:height="0.775cm" draw:transform="skewX (0.123743843966398) rotate (0.847357351843247) translate (12.9479339814936cm 2.61144350850203cm)" svg:viewBox="0 0 755 776" svg:d="M0 3c30-14 31 19 38 34 12 25 39-8 35 36-1 14-10 33 19 44 38 17 17 41 36 44 25 2 30 7 33 30 1 13 38-8 35 31-1 22 50-38 64-20 24 28 32-11 47 21 12 28 38-31 41-18 9 57-16 1 36 20 50 18 7 12 44 7 19-2-24 38-44 45-26 7-4 23-35 42-19 12-64 24-11 31 75 11-21 21-8 25 42 17-37 47 19 38 72-14 15 12 20 31 5 21 73-36 46 14-28 52-9-27 32 34 39 57 6 58 47 37 66-35-1 39 44 18 65-31 7 15 20 29 10 9 44-2 33 31-9 25 56-13 42 29-15 46 52 6 62 22 8 13-20 45 8 44 30-2 9 37 30 50l4 22 18 2">
            <text:p/>
          </draw:path>
        </draw:g>
        <draw:g>
          <draw:frame draw:style-name="gr6" draw:text-style-name="P17" draw:layer="layout" svg:width="3.853cm" svg:height="0.64cm" svg:x="13.737cm" svg:y="3.493cm">
            <draw:text-box>
              <text:p text:style-name="P16"><text:span text:style-name="T16">build a pVG</text:span></text:p>
            </draw:text-box>
          </draw:frame>
          <draw:line draw:style-name="gr28" draw:text-style-name="P3" draw:layer="layout" svg:x1="13.764cm" svg:y1="3.195cm" svg:x2="13.783cm" svg:y2="4.633cm">
            <text:p/>
          </draw:line>
        </draw:g>
        <draw:g>
          <draw:frame draw:style-name="gr29" draw:text-style-name="P18" draw:layer="layout" svg:width="0.889cm" svg:height="0.564cm" svg:x="19.081cm" svg:y="5.998cm">
            <draw:text-box>
              <text:p text:style-name="P4"><text:span text:style-name="T17">.1</text:span></text:p>
            </draw:text-box>
          </draw:frame>
          <draw:g>
            <draw:g>
              <draw:frame draw:style-name="gr30" draw:text-style-name="P19" draw:layer="layout" svg:width="1.651cm" svg:height="0.747cm" svg:x="20.096cm" svg:y="6.866cm">
                <draw:text-box>
                  <text:p text:style-name="P1"><text:span text:style-name="T14">pVG</text:span></text:p>
                </draw:text-box>
              </draw:frame>
              <draw:g>
                <draw:custom-shape draw:style-name="gr31" draw:text-style-name="P16" xml:id="id2" draw:id="id2" draw:layer="layout" svg:width="0.107cm" svg:height="0.107cm" svg:x="18.106cm" svg:y="7.46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1" draw:text-style-name="P16" xml:id="id3" draw:id="id3" draw:layer="layout" svg:width="0.107cm" svg:height="0.107cm" svg:x="18.866cm" svg:y="6.961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1" draw:text-style-name="P16" xml:id="id4" draw:id="id4" draw:layer="layout" svg:width="0.107cm" svg:height="0.108cm" svg:x="18.782cm" svg:y="8.05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1" draw:text-style-name="P16" xml:id="id6" draw:id="id6" draw:layer="layout" svg:width="0.106cm" svg:height="0.108cm" svg:x="19.715cm" svg:y="7.14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1" draw:text-style-name="P16" xml:id="id5" draw:id="id5" draw:layer="layout" svg:width="0.106cm" svg:height="0.107cm" svg:x="19.88cm" svg:y="7.88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1" draw:text-style-name="P16" xml:id="id1" draw:id="id1" draw:layer="layout" svg:width="0.275cm" svg:height="0.256cm" svg:x="17.938cm" svg:y="6.03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onnector draw:style-name="gr32" draw:text-style-name="P3" draw:layer="layout" draw:type="curve" svg:x1="17.938cm" svg:y1="6.16cm" svg:x2="18.106cm" svg:y2="7.522cm" draw:start-shape="id1" draw:start-glue-point="6" draw:end-shape="id2" draw:end-glue-point="6" svg:d="M17938 6160c-753 0-837 1362 168 1362" svg:viewBox="0 0 745 1363">
                  <text:p/>
                </draw:connector>
                <draw:connector draw:style-name="gr32" draw:text-style-name="P3" draw:layer="layout" draw:type="curve" svg:x1="18.16cm" svg:y1="7.468cm" svg:x2="18.866cm" svg:y2="7.015cm" draw:start-shape="id2" draw:start-glue-point="4" draw:end-shape="id3" draw:end-glue-point="6" svg:d="M18160 7468c0-302 235-453 706-453" svg:viewBox="0 0 707 454">
                  <text:p/>
                </draw:connector>
                <draw:connector draw:style-name="gr32" draw:text-style-name="P3" draw:layer="layout" draw:type="curve" svg:x1="18.889cm" svg:y1="8.112cm" svg:x2="19.933cm" svg:y2="7.996cm" draw:start-shape="id4" draw:start-glue-point="10" draw:end-shape="id5" draw:end-glue-point="8" svg:d="M18889 8112c696 0 1044-38 1044-116" svg:viewBox="0 0 1045 117">
                  <text:p/>
                </draw:connector>
                <draw:connector draw:style-name="gr32" draw:text-style-name="P3" draw:layer="layout" draw:type="curve" svg:x1="18.973cm" svg:y1="7.015cm" svg:x2="19.73cm" svg:y2="7.16cm" draw:start-shape="id3" draw:start-glue-point="10" draw:end-shape="id6" draw:end-glue-point="5" svg:d="M18973 7015c505 0 757 48 757 145" svg:viewBox="0 0 758 146">
                  <text:p/>
                </draw:connector>
                <draw:connector draw:style-name="gr32" draw:text-style-name="P3" draw:layer="layout" draw:type="curve" svg:x1="19.821cm" svg:y1="7.199cm" svg:x2="19.933cm" svg:y2="7.889cm" draw:start-shape="id6" draw:start-glue-point="10" draw:end-shape="id5" draw:end-glue-point="4" svg:d="M19821 7199c75 0 112 230 112 690" svg:viewBox="0 0 113 691">
                  <text:p/>
                </draw:connector>
                <draw:connector draw:style-name="gr32" draw:text-style-name="P3" draw:layer="layout" draw:type="curve" svg:x1="18.213cm" svg:y1="6.16cm" svg:x2="18.92cm" svg:y2="6.961cm" draw:start-shape="id1" draw:start-glue-point="10" draw:end-shape="id3" draw:end-glue-point="4" svg:d="M18213 6160c472 0 707 267 707 801" svg:viewBox="0 0 708 802">
                  <text:p/>
                </draw:connector>
                <draw:connector draw:style-name="gr32" draw:text-style-name="P3" draw:layer="layout" draw:type="curve" svg:x1="17.938cm" svg:y1="6.16cm" svg:x2="18.797cm" svg:y2="8.151cm" draw:start-shape="id1" draw:start-glue-point="6" draw:end-shape="id4" draw:end-glue-point="7" svg:d="M17938 6160c-753 0-1182 1991 859 1991" svg:viewBox="0 0 1485 1992">
                  <text:p/>
                </draw:connector>
                <draw:connector draw:style-name="gr32" draw:text-style-name="P3" draw:layer="layout" draw:type="curve" svg:x1="18.213cm" svg:y1="6.16cm" svg:x2="19.768cm" svg:y2="7.145cm" draw:start-shape="id1" draw:start-glue-point="10" draw:end-shape="id6" draw:end-glue-point="4" svg:d="M18213 6160c1037 0 1555 328 1555 985" svg:viewBox="0 0 1556 986">
                  <text:p/>
                </draw:connector>
                <draw:connector draw:style-name="gr32" draw:text-style-name="P3" draw:layer="layout" draw:type="curve" svg:x1="18.173cm" svg:y1="6.251cm" svg:x2="19.88cm" svg:y2="7.943cm" draw:start-shape="id1" draw:start-glue-point="9" draw:end-shape="id5" draw:end-glue-point="6" svg:d="M18173 6251c0 1128 569 1692 1707 1692" svg:viewBox="0 0 1708 1693">
                  <text:p/>
                </draw:connector>
                <draw:connector draw:style-name="gr32" draw:text-style-name="P3" draw:layer="layout" draw:type="curve" svg:x1="18.16cm" svg:y1="7.575cm" svg:x2="18.782cm" svg:y2="8.112cm" draw:start-shape="id2" draw:start-glue-point="8" draw:end-shape="id4" draw:end-glue-point="6" svg:d="M18160 7575c0 358 207 537 622 537" svg:viewBox="0 0 623 538">
                  <text:p/>
                </draw:connector>
              </draw:g>
            </draw:g>
            <draw:frame draw:style-name="gr29" draw:text-style-name="P20" draw:layer="layout" svg:width="0.889cm" svg:height="0.564cm" svg:x="17.982cm" svg:y="6.398cm">
              <draw:text-box>
                <text:p text:style-name="P4"><text:span text:style-name="T18">.2</text:span></text:p>
              </draw:text-box>
            </draw:frame>
            <draw:frame draw:style-name="gr29" draw:text-style-name="P18" draw:layer="layout" svg:width="0.889cm" svg:height="0.564cm" svg:x="18.682cm" svg:y="6.298cm">
              <draw:text-box>
                <text:p text:style-name="P4"><text:span text:style-name="T17">.3</text:span></text:p>
              </draw:text-box>
            </draw:frame>
            <draw:frame draw:style-name="gr29" draw:text-style-name="P21" draw:layer="layout" svg:width="0.889cm" svg:height="0.564cm" svg:x="17.182cm" svg:y="6.798cm">
              <draw:text-box>
                <text:p text:style-name="P4"><text:span text:style-name="T17">.1</text:span></text:p>
              </draw:text-box>
            </draw:frame>
            <draw:frame draw:style-name="gr29" draw:text-style-name="P18" draw:layer="layout" svg:width="0.889cm" svg:height="0.564cm" svg:x="18.582cm" svg:y="7.398cm">
              <draw:text-box>
                <text:p text:style-name="P4"><text:span text:style-name="T17">.1</text:span></text:p>
              </draw:text-box>
            </draw:frame>
            <draw:frame draw:style-name="gr29" draw:text-style-name="P18" draw:layer="layout" svg:width="0.889cm" svg:height="0.564cm" svg:x="19.282cm" svg:y="7.198cm">
              <draw:text-box>
                <text:p text:style-name="P4"><text:span text:style-name="T17">.8</text:span></text:p>
              </draw:text-box>
            </draw:frame>
          </draw:g>
        </draw:g>
        <draw:g>
          <draw:frame draw:style-name="gr29" draw:text-style-name="P18" draw:layer="layout" svg:width="0.889cm" svg:height="0.564cm" svg:x="14.359cm" svg:y="4.716cm">
            <draw:text-box>
              <text:p text:style-name="P4"><text:span text:style-name="T17">.1</text:span></text:p>
            </draw:text-box>
          </draw:frame>
          <draw:g>
            <draw:custom-shape draw:style-name="gr31" draw:text-style-name="P16" xml:id="id8" draw:id="id8" draw:layer="layout" svg:width="0.107cm" svg:height="0.107cm" svg:x="13.384cm" svg:y="6.1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6" xml:id="id9" draw:id="id9" draw:layer="layout" svg:width="0.107cm" svg:height="0.107cm" svg:x="14.144cm" svg:y="5.6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6" xml:id="id10" draw:id="id10" draw:layer="layout" svg:width="0.107cm" svg:height="0.108cm" svg:x="14.06cm" svg:y="6.7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6" xml:id="id12" draw:id="id12" draw:layer="layout" svg:width="0.106cm" svg:height="0.108cm" svg:x="14.993cm" svg:y="5.86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6" xml:id="id11" draw:id="id11" draw:layer="layout" svg:width="0.106cm" svg:height="0.107cm" svg:x="15.158cm" svg:y="6.6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6" xml:id="id7" draw:id="id7" draw:layer="layout" svg:width="0.275cm" svg:height="0.256cm" svg:x="13.216cm" svg:y="4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2" draw:text-style-name="P3" draw:layer="layout" draw:type="curve" svg:x1="13.216cm" svg:y1="4.878cm" svg:x2="13.384cm" svg:y2="6.24cm" draw:start-shape="id7" draw:start-glue-point="6" draw:end-shape="id8" draw:end-glue-point="6" svg:d="M13216 4878c-753 0-837 1362 168 1362" svg:viewBox="0 0 745 1363">
              <text:p/>
            </draw:connector>
            <draw:connector draw:style-name="gr32" draw:text-style-name="P3" draw:layer="layout" draw:type="curve" svg:x1="13.438cm" svg:y1="6.186cm" svg:x2="14.144cm" svg:y2="5.733cm" draw:start-shape="id8" draw:start-glue-point="4" draw:end-shape="id9" draw:end-glue-point="6" svg:d="M13438 6186c0-302 235-453 706-453" svg:viewBox="0 0 707 454">
              <text:p/>
            </draw:connector>
            <draw:connector draw:style-name="gr32" draw:text-style-name="P3" draw:layer="layout" draw:type="curve" svg:x1="14.167cm" svg:y1="6.83cm" svg:x2="15.211cm" svg:y2="6.714cm" draw:start-shape="id10" draw:start-glue-point="10" draw:end-shape="id11" draw:end-glue-point="8" svg:d="M14167 6830c696 0 1044-38 1044-116" svg:viewBox="0 0 1045 117">
              <text:p/>
            </draw:connector>
            <draw:connector draw:style-name="gr32" draw:text-style-name="P3" draw:layer="layout" draw:type="curve" svg:x1="14.251cm" svg:y1="5.733cm" svg:x2="15.008cm" svg:y2="5.878cm" draw:start-shape="id9" draw:start-glue-point="10" draw:end-shape="id12" draw:end-glue-point="5" svg:d="M14251 5733c505 0 757 48 757 145" svg:viewBox="0 0 758 146">
              <text:p/>
            </draw:connector>
            <draw:connector draw:style-name="gr32" draw:text-style-name="P3" draw:layer="layout" draw:type="curve" svg:x1="15.099cm" svg:y1="5.917cm" svg:x2="15.211cm" svg:y2="6.607cm" draw:start-shape="id12" draw:start-glue-point="10" draw:end-shape="id11" draw:end-glue-point="4" svg:d="M15099 5917c75 0 112 230 112 690" svg:viewBox="0 0 113 691">
              <text:p/>
            </draw:connector>
            <draw:connector draw:style-name="gr32" draw:text-style-name="P3" draw:layer="layout" draw:type="curve" svg:x1="13.491cm" svg:y1="4.878cm" svg:x2="14.198cm" svg:y2="5.679cm" draw:start-shape="id7" draw:start-glue-point="10" draw:end-shape="id9" draw:end-glue-point="4" svg:d="M13491 4878c472 0 707 267 707 801" svg:viewBox="0 0 708 802">
              <text:p/>
            </draw:connector>
            <draw:connector draw:style-name="gr32" draw:text-style-name="P3" draw:layer="layout" draw:type="curve" svg:x1="13.216cm" svg:y1="4.878cm" svg:x2="14.075cm" svg:y2="6.869cm" draw:start-shape="id7" draw:start-glue-point="6" draw:end-shape="id10" draw:end-glue-point="7" svg:d="M13216 4878c-753 0-1182 1991 859 1991" svg:viewBox="0 0 1485 1992">
              <text:p/>
            </draw:connector>
            <draw:connector draw:style-name="gr32" draw:text-style-name="P3" draw:layer="layout" draw:type="curve" svg:x1="13.491cm" svg:y1="4.878cm" svg:x2="15.046cm" svg:y2="5.863cm" draw:start-shape="id7" draw:start-glue-point="10" draw:end-shape="id12" draw:end-glue-point="4" svg:d="M13491 4878c1037 0 1555 328 1555 985" svg:viewBox="0 0 1556 986">
              <text:p/>
            </draw:connector>
            <draw:connector draw:style-name="gr32" draw:text-style-name="P3" draw:layer="layout" draw:type="curve" svg:x1="13.451cm" svg:y1="4.969cm" svg:x2="15.158cm" svg:y2="6.661cm" draw:start-shape="id7" draw:start-glue-point="9" draw:end-shape="id11" draw:end-glue-point="6" svg:d="M13451 4969c0 1128 569 1692 1707 1692" svg:viewBox="0 0 1708 1693">
              <text:p/>
            </draw:connector>
            <draw:connector draw:style-name="gr32" draw:text-style-name="P3" draw:layer="layout" draw:type="curve" svg:x1="13.438cm" svg:y1="6.293cm" svg:x2="14.06cm" svg:y2="6.83cm" draw:start-shape="id8" draw:start-glue-point="8" draw:end-shape="id10" draw:end-glue-point="6" svg:d="M13438 6293c0 358 207 537 622 537" svg:viewBox="0 0 623 538">
              <text:p/>
            </draw:connector>
          </draw:g>
          <draw:frame draw:style-name="gr29" draw:text-style-name="P20" draw:layer="layout" svg:width="0.889cm" svg:height="0.564cm" svg:x="13.26cm" svg:y="5.116cm">
            <draw:text-box>
              <text:p text:style-name="P4"><text:span text:style-name="T18">.2</text:span></text:p>
            </draw:text-box>
          </draw:frame>
          <draw:frame draw:style-name="gr29" draw:text-style-name="P18" draw:layer="layout" svg:width="0.889cm" svg:height="0.564cm" svg:x="13.96cm" svg:y="5.016cm">
            <draw:text-box>
              <text:p text:style-name="P4"><text:span text:style-name="T17">.3</text:span></text:p>
            </draw:text-box>
          </draw:frame>
          <draw:frame draw:style-name="gr29" draw:text-style-name="P21" draw:layer="layout" svg:width="0.889cm" svg:height="0.564cm" svg:x="12.46cm" svg:y="5.516cm">
            <draw:text-box>
              <text:p text:style-name="P4"><text:span text:style-name="T17">.1</text:span></text:p>
            </draw:text-box>
          </draw:frame>
          <draw:frame draw:style-name="gr29" draw:text-style-name="P18" draw:layer="layout" svg:width="0.889cm" svg:height="0.564cm" svg:x="13.86cm" svg:y="6.116cm">
            <draw:text-box>
              <text:p text:style-name="P4"><text:span text:style-name="T17">.1</text:span></text:p>
            </draw:text-box>
          </draw:frame>
          <draw:frame draw:style-name="gr29" draw:text-style-name="P18" draw:layer="layout" svg:width="0.889cm" svg:height="0.564cm" svg:x="14.56cm" svg:y="5.916cm">
            <draw:text-box>
              <text:p text:style-name="P4"><text:span text:style-name="T17">.8</text:span></text:p>
            </draw:text-box>
          </draw:frame>
        </draw:g>
        <draw:g>
          <draw:g>
            <draw:line draw:style-name="gr5" draw:text-style-name="P3" draw:layer="layout" svg:x1="9.177cm" svg:y1="5.407cm" svg:x2="9.202cm" svg:y2="6.728cm">
              <text:p/>
            </draw:line>
            <draw:frame draw:style-name="gr33" draw:text-style-name="P6" draw:layer="layout" svg:width="2.799cm" svg:height="1.029cm" svg:x="9.181cm" svg:y="5.505cm">
              <draw:text-box>
                <text:p text:style-name="P22"><text:span text:style-name="T3">sample a core</text:span></text:p>
                <text:p text:style-name="P4"><text:span text:style-name="T3">genome</text:span></text:p>
              </draw:text-box>
            </draw:frame>
          </draw:g>
        </draw:g>
        <draw:frame draw:style-name="gr1" draw:text-style-name="P2" draw:layer="layout" svg:width="3.556cm" svg:height="1.243cm" svg:x="11.995cm" svg:y="0.1cm">
          <draw:text-box>
            <text:p text:style-name="P1"><text:span text:style-name="T1">Graph without</text:span></text:p>
            <text:p text:style-name="P1"><text:span text:style-name="T1"><text:s/></text:span><text:span text:style-name="T1">edit edges</text:span></text:p>
          </draw:text-box>
        </draw:frame>
        <draw:g>
          <draw:line draw:style-name="gr5" draw:text-style-name="P3" draw:layer="layout" svg:x1="6.814cm" svg:y1="10.387cm" svg:x2="6.814cm" svg:y2="11.062cm">
            <text:p/>
          </draw:line>
          <draw:frame draw:style-name="gr34" draw:text-style-name="P6" draw:layer="layout" svg:width="2.799cm" svg:height="0.64cm" svg:x="6.793cm" svg:y="10.288cm">
            <draw:text-box>
              <text:p text:style-name="P4"><text:span text:style-name="T3">choose start</text:span></text:p>
            </draw:text-box>
          </draw:frame>
        </draw:g>
        <draw:line draw:style-name="gr5" draw:text-style-name="P3" draw:layer="layout" svg:x1="7.196cm" svg:y1="11.676cm" svg:x2="12.403cm" svg:y2="12.438cm">
          <text:p/>
        </draw:line>
        <draw:frame draw:style-name="gr35" draw:text-style-name="P23" draw:layer="layout" svg:width="4.171cm" svg:height="1.418cm" svg:x="5.791cm" svg:y="11.716cm">
          <draw:text-box>
            <text:p><text:span text:style-name="T3">SE: spell L letters</text:span><text:span text:style-name="T3"><text:line-break/></text:span><text:span text:style-name="T3">PE: spell 2L+gap letters</text:span></text:p>
          </draw:text-box>
        </draw:frame>
        <draw:g>
          <draw:path draw:style-name="gr4" draw:text-style-name="P3" draw:layer="layout" svg:width="1.587cm" svg:height="1.615cm" draw:transform="rotate (0.84945174694564) translate (6.07024420615957cm 11.4867898343296cm)" svg:viewBox="0 0 1588 1616" svg:d="M0 31c299-128 476 172 538 391 61 215 202 448 444 472 299 31 326 395 317 613l200 103 89 6">
            <text:p/>
          </draw:path>
          <draw:custom-shape draw:style-name="gr36" draw:text-style-name="P24" draw:layer="layout" svg:width="0.218cm" svg:height="0.212cm" svg:x="6.523cm" svg:y="11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6" draw:text-style-name="P17" draw:layer="layout" svg:width="3.853cm" svg:height="0.64cm" svg:x="15.384cm" svg:y="5.593cm">
            <draw:text-box>
              <text:p text:style-name="P16"><text:span text:style-name="T16">add edit edges</text:span></text:p>
            </draw:text-box>
          </draw:frame>
          <draw:line draw:style-name="gr28" draw:text-style-name="P3" draw:layer="layout" svg:x1="15.478cm" svg:y1="6.088cm" svg:x2="16.93cm" svg:y2="6.833cm">
            <text:p/>
          </draw:line>
        </draw:g>
        <draw:line draw:style-name="gr5" draw:text-style-name="P3" draw:layer="layout" svg:x1="14.047cm" svg:y1="7.052cm" svg:x2="14.047cm" svg:y2="9.607cm">
          <text:p/>
        </draw:line>
        <draw:frame draw:style-name="gr23" draw:text-style-name="P9" draw:layer="layout" svg:width="1.943cm" svg:height="1.418cm" svg:x="14.009cm" svg:y="7.69cm">
          <draw:text-box>
            <text:p text:style-name="P4"><text:span text:style-name="T15">sample a</text:span><text:span text:style-name="T15"><text:line-break/></text:span><text:span text:style-name="T3">sequence</text:span></text:p>
          </draw:text-box>
        </draw:frame>
        <draw:line draw:style-name="gr5" draw:text-style-name="P3" draw:layer="layout" svg:x1="13.954cm" svg:y1="10.406cm" svg:x2="13.065cm" svg:y2="12.311cm">
          <text:p/>
        </draw:line>
        <draw:frame draw:style-name="gr9" draw:text-style-name="P6" draw:layer="layout" svg:width="1.946cm" svg:height="1.029cm" svg:x="12.313cm" svg:y="10.329cm">
          <draw:text-box>
            <text:p text:style-name="P4"><text:span text:style-name="T3">edit the</text:span><text:span text:style-name="T3"><text:line-break/></text:span><text:span text:style-name="T3">sequence</text:span></text:p>
          </draw:text-box>
        </draw:frame>
        <draw:line draw:style-name="gr15" draw:text-style-name="P3" draw:layer="layout" svg:x1="13.446cm" svg:y1="10.016cm" svg:x2="14.589cm" svg:y2="10.016cm">
          <text:p/>
        </draw:line>
        <draw:frame draw:style-name="gr22" draw:text-style-name="P7" draw:layer="layout" svg:width="4.799cm" svg:height="1.484cm" svg:x="11.795cm" svg:y="15.811cm">
          <draw:text-box>
            <text:p text:style-name="P1"><text:span text:style-name="T19">read →</text:span><text:span text:style-name="T19"><text:line-break/></text:span><text:span text:style-name="T19">path (alignment), </text:span><text:span text:style-name="T4">mutations, seq.errors</text:span></text:p>
          </draw:text-box>
        </draw:frame>
        <draw:frame draw:style-name="gr22" draw:text-style-name="P7" draw:layer="layout" svg:width="3.647cm" svg:height="1.484cm" svg:x="4.008cm" svg:y="15.859cm">
          <draw:text-box>
            <text:p text:style-name="P1"><text:span text:style-name="T4">read → genome, position, seq.errors</text:span></text:p>
          </draw:text-box>
        </draw:frame>
        <draw:frame draw:style-name="gr20" draw:text-style-name="P12" draw:layer="layout" svg:width="3.575cm" svg:height="1.539cm" svg:x="-0.299cm" svg:y="0.296cm">
          <draw:text-box>
            <text:p text:style-name="P1"><text:span text:style-name="T8">model</text:span></text:p>
          </draw:text-box>
        </draw:frame>
        <draw:g>
          <draw:line draw:style-name="gr37" draw:text-style-name="P25" draw:layer="layout" svg:x1="12.852cm" svg:y1="13.011cm" svg:x2="12.852cm" svg:y2="13.696cm">
            <text:p/>
          </draw:line>
          <draw:frame draw:style-name="gr38" draw:text-style-name="P26" draw:layer="layout" svg:width="3.987cm" svg:height="1.418cm" svg:x="12.861cm" svg:y="12.807cm">
            <draw:text-box>
              <text:p text:style-name="P4"><text:span text:style-name="T20">chop two reads</text:span><text:span text:style-name="T20"><text:line-break/></text:span><text:span text:style-name="T20">length L from both sides</text:span></text:p>
            </draw:text-box>
          </draw:frame>
        </draw:g>
        <draw:g>
          <draw:g>
            <draw:line draw:style-name="gr39" draw:text-style-name="P3" draw:layer="layout" svg:x1="10.454cm" svg:y1="12.77cm" svg:x2="10.743cm" svg:y2="12.77cm">
              <text:p/>
            </draw:line>
            <draw:line draw:style-name="gr4" draw:text-style-name="P3" draw:layer="layout" svg:x1="11.414cm" svg:y1="12.769cm" svg:x2="12.543cm" svg:y2="12.769cm">
              <text:p/>
            </draw:line>
            <draw:line draw:style-name="gr4" draw:text-style-name="P3" draw:layer="layout" svg:x1="12.544cm" svg:y1="12.769cm" svg:x2="12.695cm" svg:y2="12.618cm">
              <text:p/>
            </draw:line>
            <draw:line draw:style-name="gr4" draw:text-style-name="P3" draw:layer="layout" svg:x1="12.694cm" svg:y1="12.618cm" svg:x2="12.845cm" svg:y2="12.769cm">
              <text:p/>
            </draw:line>
            <draw:line draw:style-name="gr40" draw:text-style-name="P3" draw:layer="layout" svg:x1="12.845cm" svg:y1="12.769cm" svg:x2="13.954cm" svg:y2="12.769cm">
              <text:p/>
            </draw:line>
            <draw:line draw:style-name="gr39" draw:text-style-name="P3" draw:layer="layout" svg:x1="10.744cm" svg:y1="12.77cm" svg:x2="10.895cm" svg:y2="12.619cm">
              <text:p/>
            </draw:line>
            <draw:line draw:style-name="gr39" draw:text-style-name="P3" draw:layer="layout" svg:x1="10.894cm" svg:y1="12.619cm" svg:x2="11.045cm" svg:y2="12.77cm">
              <text:p/>
            </draw:line>
            <draw:line draw:style-name="gr39" draw:text-style-name="P3" draw:layer="layout" svg:x1="11.033cm" svg:y1="12.769cm" svg:x2="11.444cm" svg:y2="12.769cm">
              <text:p/>
            </draw:line>
          </draw:g>
          <draw:frame draw:style-name="gr41" draw:text-style-name="P9" draw:layer="layout" svg:width="6.402cm" svg:height="0.721cm" svg:x="13.794cm" svg:y="12.409cm">
            <draw:text-box>
              <text:p text:style-name="P4"><text:span text:style-name="T6">sequence (only for pair-end reads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" svg:font-family="'Linux Libertine 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heads_20_1" draw:display-name="Arrowheads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2.86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14:00:15.725705564</meta:creation-date>
    <dc:date>2018-12-05T20:22:00.699141343</dc:date>
    <meta:editing-duration>P1DT7H2M32S</meta:editing-duration>
    <meta:editing-cycles>116</meta:editing-cycles>
    <meta:generator>LibreOffice/6.1.3.2$Linux_X86_64 LibreOffice_project/10$Build-2</meta:generator>
    <meta:print-date>2018-10-18T15:12:37.564933369</meta:print-date>
    <meta:document-statistic meta:object-count="162"/>
  </office:meta>
</office:document-meta>
</file>